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master-page-name="">
      <style:paragraph-properties style:page-number="auto" fo:break-before="page"/>
      <style:text-properties fo:language="fr" fo:country="FR" officeooo:rsid="000e1bde" officeooo:paragraph-rsid="0085862e"/>
    </style:style>
    <style:style style:name="P7" style:family="paragraph" style:parent-style-name="Standard">
      <style:text-properties fo:language="fr" fo:country="FR" officeooo:rsid="000e1bde" officeooo:paragraph-rsid="0085862e"/>
    </style:style>
    <style:style style:name="P8" style:family="paragraph" style:parent-style-name="Standard" style:master-page-name="">
      <style:paragraph-properties style:page-number="auto" fo:break-before="page"/>
      <style:text-properties fo:language="fr" fo:country="FR" officeooo:rsid="000e1bde" officeooo:paragraph-rsid="008a0a83"/>
    </style:style>
    <style:style style:name="P9" style:family="paragraph" style:parent-style-name="Standard">
      <style:text-properties fo:language="fr" fo:country="FR" officeooo:rsid="000e1bde" officeooo:paragraph-rsid="008a0a83"/>
    </style:style>
    <style:style style:name="P10" style:family="paragraph" style:parent-style-name="Standard">
      <style:paragraph-properties fo:text-align="justify" style:justify-single-word="false"/>
      <style:text-properties fo:language="fr" fo:country="FR" officeooo:rsid="000e1bde" officeooo:paragraph-rsid="008a0a83"/>
    </style:style>
    <style:style style:name="P11" style:family="paragraph" style:parent-style-name="Standard">
      <style:paragraph-properties fo:text-align="justify" style:justify-single-word="false"/>
      <style:text-properties fo:language="fr" fo:country="FR" officeooo:rsid="000e1bde" officeooo:paragraph-rsid="0085862e"/>
    </style:style>
    <style:style style:name="P12" style:family="paragraph" style:parent-style-name="Standard">
      <style:paragraph-properties fo:text-align="justify" style:justify-single-word="false"/>
      <style:text-properties fo:language="fr" fo:country="FR" officeooo:rsid="000e1bde" officeooo:paragraph-rsid="000e1bde"/>
    </style:style>
    <style:style style:name="P13" style:family="paragraph" style:parent-style-name="Standard">
      <style:paragraph-properties fo:text-align="justify" style:justify-single-word="false"/>
      <style:text-properties fo:language="fr" fo:country="FR" officeooo:rsid="000e1bde" officeooo:paragraph-rsid="0090dc3d"/>
    </style:style>
    <style:style style:name="P14" style:family="paragraph" style:parent-style-name="Standard">
      <style:paragraph-properties fo:text-align="justify" style:justify-single-word="false"/>
      <style:text-properties fo:language="fr" fo:country="FR" officeooo:rsid="000e1bde" officeooo:paragraph-rsid="00950115"/>
    </style:style>
    <style:style style:name="P15" style:family="paragraph" style:parent-style-name="Standard">
      <style:paragraph-properties fo:text-align="justify" style:justify-single-word="false"/>
      <style:text-properties fo:language="fr" fo:country="FR" officeooo:rsid="000e1bde" officeooo:paragraph-rsid="009969a9"/>
    </style:style>
    <style:style style:name="P16" style:family="paragraph" style:parent-style-name="Standard">
      <style:paragraph-properties fo:break-before="page"/>
      <style:text-properties fo:language="fr" fo:country="FR" officeooo:rsid="0010b5f3" officeooo:paragraph-rsid="0010b5f3"/>
    </style:style>
    <style:style style:name="P17" style:family="paragraph" style:parent-style-name="Standard">
      <style:text-properties fo:language="fr" fo:country="FR" officeooo:rsid="0010b5f3" officeooo:paragraph-rsid="0010b5f3"/>
    </style:style>
    <style:style style:name="P18" style:family="paragraph" style:parent-style-name="Standard">
      <style:text-properties fo:language="fr" fo:country="FR" officeooo:rsid="0010b5f3" officeooo:paragraph-rsid="0013d14b"/>
    </style:style>
    <style:style style:name="P19" style:family="paragraph" style:parent-style-name="Standard">
      <style:paragraph-properties fo:break-before="page"/>
      <style:text-properties fo:language="fr" fo:country="FR" officeooo:rsid="00138922" officeooo:paragraph-rsid="00138922"/>
    </style:style>
    <style:style style:name="P20" style:family="paragraph" style:parent-style-name="Standard">
      <style:text-properties fo:language="fr" fo:country="FR" officeooo:rsid="00138922" officeooo:paragraph-rsid="00138922"/>
    </style:style>
    <style:style style:name="P21" style:family="paragraph" style:parent-style-name="Standard">
      <style:text-properties fo:language="fr" fo:country="FR" officeooo:rsid="00138922" officeooo:paragraph-rsid="0013d14b"/>
    </style:style>
    <style:style style:name="P22" style:family="paragraph" style:parent-style-name="Text_20_body">
      <style:paragraph-properties fo:break-before="page"/>
      <style:text-properties fo:language="fr" fo:country="FR" officeooo:rsid="00162034" officeooo:paragraph-rsid="00162034"/>
    </style:style>
    <style:style style:name="P23" style:family="paragraph" style:parent-style-name="Text_20_body">
      <style:text-properties fo:language="fr" fo:country="FR" officeooo:rsid="00162034" officeooo:paragraph-rsid="00162034"/>
    </style:style>
    <style:style style:name="P24" style:family="paragraph" style:parent-style-name="Text_20_body">
      <style:paragraph-properties fo:break-before="page"/>
      <style:text-properties fo:language="fr" fo:country="FR" officeooo:rsid="00162034" officeooo:paragraph-rsid="0033c185"/>
    </style:style>
    <style:style style:name="P25" style:family="paragraph" style:parent-style-name="Text_20_body">
      <style:paragraph-properties fo:break-before="page"/>
      <style:text-properties fo:language="fr" fo:country="FR" officeooo:rsid="00172760" officeooo:paragraph-rsid="0018fca6"/>
    </style:style>
    <style:style style:name="P26" style:family="paragraph" style:parent-style-name="Text_20_body">
      <style:paragraph-properties fo:text-align="justify" style:justify-single-word="false"/>
      <style:text-properties fo:language="fr" fo:country="FR" officeooo:rsid="00172760" officeooo:paragraph-rsid="00172760"/>
    </style:style>
    <style:style style:name="P27" style:family="paragraph" style:parent-style-name="Standard">
      <style:text-properties fo:language="fr" fo:country="FR" officeooo:rsid="0022fc9c" officeooo:paragraph-rsid="0022fc9c"/>
    </style:style>
    <style:style style:name="P28" style:family="paragraph" style:parent-style-name="Horizontal_20_Line">
      <style:text-properties fo:language="fr" fo:country="FR" officeooo:paragraph-rsid="0085862e"/>
    </style:style>
    <style:style style:name="P29" style:family="paragraph" style:parent-style-name="Horizontal_20_Line">
      <style:text-properties fo:language="fr" fo:country="FR" officeooo:paragraph-rsid="008a0a83"/>
    </style:style>
    <style:style style:name="P30" style:family="paragraph" style:parent-style-name="Horizontal_20_Line">
      <style:text-properties fo:language="fr" fo:country="FR" officeooo:paragraph-rsid="0090dc3d"/>
    </style:style>
    <style:style style:name="P31" style:family="paragraph" style:parent-style-name="Text_20_body">
      <style:text-properties fo:language="fr" fo:country="FR" officeooo:rsid="0013d14b" officeooo:paragraph-rsid="008a0a83"/>
    </style:style>
    <style:style style:name="P32" style:family="paragraph" style:parent-style-name="Text_20_body">
      <style:paragraph-properties fo:break-before="page"/>
      <style:text-properties fo:language="fr" fo:country="FR" officeooo:rsid="0013d14b" officeooo:paragraph-rsid="008a0a83"/>
    </style:style>
    <style:style style:name="P33" style:family="paragraph" style:parent-style-name="Horizontal_20_Line">
      <style:text-properties fo:language="fr" fo:country="FR" officeooo:paragraph-rsid="00950115"/>
    </style:style>
    <style:style style:name="P34" style:family="paragraph" style:parent-style-name="Text_20_body">
      <style:paragraph-properties fo:break-before="page"/>
      <style:text-properties fo:language="fr" fo:country="FR" officeooo:rsid="0091fc23" officeooo:paragraph-rsid="0091fc23"/>
    </style:style>
    <style:style style:name="P35" style:family="paragraph" style:parent-style-name="Text_20_body">
      <style:paragraph-properties fo:break-before="page"/>
      <style:text-properties fo:language="fr" fo:country="FR" officeooo:rsid="0091fc23" officeooo:paragraph-rsid="009969a9"/>
    </style:style>
    <style:style style:name="P36" style:family="paragraph" style:parent-style-name="Text_20_body">
      <style:text-properties fo:language="fr" fo:country="FR" officeooo:rsid="00950115" officeooo:paragraph-rsid="00950115"/>
    </style:style>
    <style:style style:name="P37" style:family="paragraph" style:parent-style-name="Text_20_body">
      <style:text-properties fo:language="fr" fo:country="FR" officeooo:rsid="00950115" officeooo:paragraph-rsid="009969a9"/>
    </style:style>
    <style:style style:name="P38" style:family="paragraph" style:parent-style-name="Horizontal_20_Line">
      <style:text-properties fo:language="fr" fo:country="FR" officeooo:paragraph-rsid="009969a9"/>
    </style:style>
    <style:style style:name="P39" style:family="paragraph" style:parent-style-name="Text_20_body">
      <style:text-properties fo:language="fr" fo:country="FR" officeooo:rsid="009969a9" officeooo:paragraph-rsid="009969a9"/>
    </style:style>
    <style:style style:name="P40" style:family="paragraph" style:parent-style-name="Standard">
      <style:text-properties officeooo:rsid="0022fc9c" officeooo:paragraph-rsid="0022fc9c"/>
    </style:style>
    <style:style style:name="P41" style:family="paragraph" style:parent-style-name="Text_20_body">
      <style:paragraph-properties fo:break-before="page"/>
      <style:text-properties officeooo:rsid="001b51e2" officeooo:paragraph-rsid="001b51e2"/>
    </style:style>
    <style:style style:name="P42" style:family="paragraph" style:parent-style-name="Contents_20_1">
      <style:paragraph-properties>
        <style:tab-stops>
          <style:tab-stop style:position="6.6925in" style:type="right" style:leader-style="dotted" style:leader-text="."/>
        </style:tab-stops>
      </style:paragraph-properties>
    </style:style>
    <style:style style:name="P43" style:family="paragraph" style:parent-style-name="Contents_20_1">
      <style:paragraph-properties>
        <style:tab-stops>
          <style:tab-stop style:position="6.6925in" style:type="right" style:leader-style="dotted" style:leader-text="."/>
        </style:tab-stops>
      </style:paragraph-properties>
    </style:style>
    <style:style style:name="P44" style:family="paragraph" style:parent-style-name="Heading_20_1">
      <style:text-properties officeooo:paragraph-rsid="0085862e"/>
    </style:style>
    <style:style style:name="P45" style:family="paragraph" style:parent-style-name="Heading_20_1">
      <style:text-properties officeooo:paragraph-rsid="008a0a83"/>
    </style:style>
    <style:style style:name="P46" style:family="paragraph" style:parent-style-name="Heading_20_1">
      <style:text-properties officeooo:rsid="0090dc3d" officeooo:paragraph-rsid="0090dc3d"/>
    </style:style>
    <style:style style:name="P47" style:family="paragraph" style:parent-style-name="Heading_20_1">
      <style:text-properties officeooo:rsid="0090dc3d" officeooo:paragraph-rsid="00950115"/>
    </style:style>
    <style:style style:name="P48" style:family="paragraph" style:parent-style-name="Heading_20_1">
      <style:text-properties officeooo:rsid="0090dc3d" officeooo:paragraph-rsid="009969a9"/>
    </style:style>
    <style:style style:name="P49" style:family="paragraph" style:parent-style-name="Standard" style:list-style-name="L1">
      <style:text-properties fo:language="fr" fo:country="FR" officeooo:rsid="0022fc9c" officeooo:paragraph-rsid="0022fc9c"/>
    </style:style>
    <style:style style:name="P50" style:family="paragraph" style:parent-style-name="Text_20_body" style:list-style-name="L2">
      <style:text-properties fo:language="fr" fo:country="FR" officeooo:rsid="0084edf7" officeooo:paragraph-rsid="0084edf7"/>
    </style:style>
    <style:style style:name="P51" style:family="paragraph" style:parent-style-name="Text_20_body" style:list-style-name="L8">
      <style:text-properties fo:language="fr" fo:country="FR" officeooo:rsid="0084edf7" officeooo:paragraph-rsid="0087254b"/>
    </style:style>
    <style:style style:name="P52" style:family="paragraph" style:parent-style-name="Text_20_body" style:list-style-name="L9">
      <style:text-properties fo:language="fr" fo:country="FR" officeooo:rsid="0084edf7" officeooo:paragraph-rsid="0085862e"/>
    </style:style>
    <style:style style:name="P53" style:family="paragraph" style:parent-style-name="Text_20_body" style:list-style-name="L2">
      <style:text-properties fo:language="fr" fo:country="FR" officeooo:rsid="0013d14b" officeooo:paragraph-rsid="0013d14b"/>
    </style:style>
    <style:style style:name="P54" style:family="paragraph" style:parent-style-name="Text_20_body" style:list-style-name="L8">
      <style:text-properties fo:language="fr" fo:country="FR" officeooo:rsid="0013d14b" officeooo:paragraph-rsid="0087254b"/>
    </style:style>
    <style:style style:name="P55" style:family="paragraph" style:parent-style-name="Text_20_body" style:list-style-name="L9">
      <style:text-properties fo:language="fr" fo:country="FR" officeooo:rsid="0013d14b" officeooo:paragraph-rsid="0085862e"/>
    </style:style>
    <style:style style:name="P56" style:family="paragraph" style:parent-style-name="Text_20_body" style:list-style-name="L10">
      <style:text-properties fo:language="fr" fo:country="FR" officeooo:rsid="0013d14b" officeooo:paragraph-rsid="008a0a83"/>
    </style:style>
    <style:style style:name="P57" style:family="paragraph" style:parent-style-name="Text_20_body" style:list-style-name="L11">
      <style:text-properties fo:language="fr" fo:country="FR" officeooo:rsid="0013d14b" officeooo:paragraph-rsid="008a0a83"/>
    </style:style>
    <style:style style:name="P58" style:family="paragraph" style:parent-style-name="Text_20_body" style:list-style-name="L2">
      <style:text-properties fo:language="fr" fo:country="FR" officeooo:rsid="00602d7c" officeooo:paragraph-rsid="00602d7c"/>
    </style:style>
    <style:style style:name="P59" style:family="paragraph" style:parent-style-name="Text_20_body" style:list-style-name="L3">
      <style:text-properties fo:language="fr" fo:country="FR" officeooo:rsid="002a93f3" officeooo:paragraph-rsid="00321e7b"/>
    </style:style>
    <style:style style:name="P60" style:family="paragraph" style:parent-style-name="Text_20_body" style:list-style-name="L3">
      <style:text-properties fo:language="fr" fo:country="FR" officeooo:rsid="002a93f3" officeooo:paragraph-rsid="008379a0"/>
    </style:style>
    <style:style style:name="P61" style:family="paragraph" style:parent-style-name="Text_20_body" style:list-style-name="L5">
      <style:text-properties fo:language="fr" fo:country="FR" officeooo:rsid="002a93f3" officeooo:paragraph-rsid="0035f525"/>
    </style:style>
    <style:style style:name="P62" style:family="paragraph" style:parent-style-name="Text_20_body" style:list-style-name="L5">
      <style:text-properties fo:language="fr" fo:country="FR" officeooo:rsid="002a93f3" officeooo:paragraph-rsid="007fdef0"/>
    </style:style>
    <style:style style:name="P63" style:family="paragraph" style:parent-style-name="Text_20_body" style:list-style-name="L6">
      <style:text-properties fo:language="fr" fo:country="FR" officeooo:rsid="002a93f3" officeooo:paragraph-rsid="002a93f3"/>
    </style:style>
    <style:style style:name="P64" style:family="paragraph" style:parent-style-name="Text_20_body" style:list-style-name="L3">
      <style:text-properties fo:language="fr" fo:country="FR" officeooo:paragraph-rsid="00321e7b"/>
    </style:style>
    <style:style style:name="P65" style:family="paragraph" style:parent-style-name="Text_20_body" style:list-style-name="L3">
      <style:text-properties fo:language="fr" fo:country="FR" officeooo:rsid="00321e7b" officeooo:paragraph-rsid="00321e7b"/>
    </style:style>
    <style:style style:name="P66" style:family="paragraph" style:parent-style-name="Text_20_body" style:list-style-name="L5">
      <style:text-properties fo:language="fr" fo:country="FR" officeooo:rsid="00321e7b" officeooo:paragraph-rsid="0035f525"/>
    </style:style>
    <style:style style:name="P67" style:family="paragraph" style:parent-style-name="Text_20_body" style:list-style-name="L5">
      <style:text-properties fo:language="fr" fo:country="FR" officeooo:rsid="00321e7b" officeooo:paragraph-rsid="0060a001"/>
    </style:style>
    <style:style style:name="P68" style:family="paragraph" style:parent-style-name="Text_20_body" style:list-style-name="L3">
      <style:text-properties fo:language="fr" fo:country="FR" officeooo:rsid="0060a001" officeooo:paragraph-rsid="0060a001"/>
    </style:style>
    <style:style style:name="P69" style:family="paragraph" style:parent-style-name="Text_20_body" style:list-style-name="L4">
      <style:text-properties fo:language="fr" fo:country="FR" officeooo:paragraph-rsid="0015b8c0"/>
    </style:style>
    <style:style style:name="P70" style:family="paragraph" style:parent-style-name="Text_20_body" style:list-style-name="L4">
      <style:text-properties fo:language="fr" fo:country="FR" officeooo:paragraph-rsid="00654e19"/>
    </style:style>
    <style:style style:name="P71" style:family="paragraph" style:parent-style-name="Text_20_body" style:list-style-name="L5">
      <style:text-properties fo:language="fr" fo:country="FR" officeooo:rsid="0035f525" officeooo:paragraph-rsid="0035f525"/>
    </style:style>
    <style:style style:name="P72" style:family="paragraph" style:parent-style-name="Text_20_body" style:list-style-name="L5">
      <style:text-properties fo:language="fr" fo:country="FR" officeooo:rsid="007e6fb0" officeooo:paragraph-rsid="007e6fb0"/>
    </style:style>
    <style:style style:name="P73" style:family="paragraph" style:parent-style-name="Text_20_body" style:list-style-name="L5">
      <style:text-properties fo:language="fr" fo:country="FR" officeooo:paragraph-rsid="0035f525"/>
    </style:style>
    <style:style style:name="P74" style:family="paragraph" style:parent-style-name="Text_20_body" style:list-style-name="L6">
      <style:text-properties fo:language="fr" fo:country="FR" officeooo:rsid="009313d4" officeooo:paragraph-rsid="009313d4"/>
    </style:style>
    <style:style style:name="P75" style:family="paragraph" style:parent-style-name="Text_20_body" style:list-style-name="L6">
      <style:text-properties fo:language="fr" fo:country="FR" officeooo:rsid="009313d4" officeooo:paragraph-rsid="00938c6b"/>
    </style:style>
    <style:style style:name="P76" style:family="paragraph" style:parent-style-name="Text_20_body" style:list-style-name="L6">
      <style:text-properties fo:language="fr" fo:country="FR" officeooo:rsid="0081ca9a" officeooo:paragraph-rsid="0081ca9a"/>
    </style:style>
    <style:style style:name="P77" style:family="paragraph" style:parent-style-name="Text_20_body" style:list-style-name="L12">
      <style:text-properties fo:language="fr" fo:country="FR" officeooo:rsid="0091fc23" officeooo:paragraph-rsid="0091fc23"/>
    </style:style>
    <style:style style:name="P78" style:family="paragraph" style:parent-style-name="Text_20_body" style:list-style-name="L13">
      <style:text-properties fo:language="fr" fo:country="FR" officeooo:rsid="0091fc23" officeooo:paragraph-rsid="00950115"/>
    </style:style>
    <style:style style:name="P79" style:family="paragraph" style:parent-style-name="Text_20_body" style:list-style-name="L15">
      <style:text-properties fo:language="fr" fo:country="FR" officeooo:rsid="0091fc23" officeooo:paragraph-rsid="009969a9"/>
    </style:style>
    <style:style style:name="P80" style:family="paragraph" style:parent-style-name="Text_20_body" style:list-style-name="L15">
      <style:text-properties fo:language="fr" fo:country="FR" officeooo:rsid="0091fc23" officeooo:paragraph-rsid="009a35b4"/>
    </style:style>
    <style:style style:name="P81" style:family="paragraph" style:parent-style-name="Text_20_body" style:list-style-name="L13">
      <style:text-properties fo:language="fr" fo:country="FR" officeooo:rsid="00950115" officeooo:paragraph-rsid="00950115"/>
    </style:style>
    <style:style style:name="P82" style:family="paragraph" style:parent-style-name="Text_20_body" style:list-style-name="L15">
      <style:text-properties fo:language="fr" fo:country="FR" officeooo:rsid="00950115" officeooo:paragraph-rsid="009969a9"/>
    </style:style>
    <style:style style:name="P83" style:family="paragraph" style:parent-style-name="Text_20_body" style:list-style-name="L7">
      <style:text-properties officeooo:rsid="001742f6" officeooo:paragraph-rsid="001742f6"/>
    </style:style>
    <style:style style:name="P84" style:family="paragraph" style:parent-style-name="Text_20_body" style:list-style-name="L7">
      <style:text-properties officeooo:rsid="0018fca6" officeooo:paragraph-rsid="0018fca6"/>
    </style:style>
    <style:style style:name="P85" style:family="paragraph" style:parent-style-name="Text_20_body" style:list-style-name="L10">
      <style:text-properties officeooo:paragraph-rsid="008a0a83"/>
    </style:style>
    <style:style style:name="P86" style:family="paragraph" style:parent-style-name="Text_20_body" style:list-style-name="L12">
      <style:text-properties officeooo:rsid="0091fc23" officeooo:paragraph-rsid="0091fc23"/>
    </style:style>
    <style:style style:name="P87" style:family="paragraph" style:parent-style-name="Text_20_body" style:list-style-name="L13">
      <style:text-properties officeooo:paragraph-rsid="00950115"/>
    </style:style>
    <style:style style:name="P88" style:family="paragraph" style:parent-style-name="Text_20_body" style:list-style-name="L14">
      <style:text-properties officeooo:paragraph-rsid="009969a9"/>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fo:language="fr" fo:country="FR" officeooo:rsid="0084edf7"/>
    </style:style>
    <style:style style:name="T10" style:family="text">
      <style:text-properties fo:language="fr" fo:country="FR" officeooo:rsid="008a0a83"/>
    </style:style>
    <style:style style:name="T11" style:family="text">
      <style:text-properties officeooo:rsid="0023b381"/>
    </style:style>
    <style:style style:name="T12" style:family="text">
      <style:text-properties officeooo:rsid="002628f7"/>
    </style:style>
    <style:style style:name="T13" style:family="text">
      <style:text-properties officeooo:rsid="0026e4ef"/>
    </style:style>
    <style:style style:name="T14" style:family="text">
      <style:text-properties officeooo:rsid="00284b75"/>
    </style:style>
    <style:style style:name="T15" style:family="text">
      <style:text-properties officeooo:rsid="0028b0da"/>
    </style:style>
    <style:style style:name="T16" style:family="text">
      <style:text-properties officeooo:rsid="00162034"/>
    </style:style>
    <style:style style:name="T17" style:family="text">
      <style:text-properties officeooo:rsid="00321e7b"/>
    </style:style>
    <style:style style:name="T18" style:family="text">
      <style:text-properties officeooo:rsid="0010b5f3"/>
    </style:style>
    <style:style style:name="T19" style:family="text">
      <style:text-properties officeooo:rsid="0033c185"/>
    </style:style>
    <style:style style:name="T20" style:family="text">
      <style:text-properties officeooo:rsid="0035f525"/>
    </style:style>
    <style:style style:name="T21" style:family="text">
      <style:text-properties officeooo:rsid="0037bbd5"/>
    </style:style>
    <style:style style:name="T22" style:family="text">
      <style:text-properties officeooo:rsid="00602d7c"/>
    </style:style>
    <style:style style:name="T23" style:family="text">
      <style:text-properties officeooo:rsid="0060a001"/>
    </style:style>
    <style:style style:name="T24" style:family="text">
      <style:text-properties officeooo:rsid="00642fe1"/>
    </style:style>
    <style:style style:name="T25" style:family="text">
      <style:text-properties officeooo:rsid="006469a0"/>
    </style:style>
    <style:style style:name="T26" style:family="text">
      <style:text-properties officeooo:rsid="00654e19"/>
    </style:style>
    <style:style style:name="T27" style:family="text">
      <style:text-properties officeooo:rsid="0073a51c"/>
    </style:style>
    <style:style style:name="T28" style:family="text">
      <style:text-properties officeooo:rsid="007e941f"/>
    </style:style>
    <style:style style:name="T29" style:family="text">
      <style:text-properties officeooo:rsid="007fdef0"/>
    </style:style>
    <style:style style:name="T30" style:family="text">
      <style:text-properties officeooo:rsid="008379a0"/>
    </style:style>
    <style:style style:name="T31" style:family="text">
      <style:text-properties officeooo:rsid="0085862e"/>
    </style:style>
    <style:style style:name="T32" style:family="text">
      <style:text-properties officeooo:rsid="0087254b"/>
    </style:style>
    <style:style style:name="T33" style:family="text">
      <style:text-properties officeooo:rsid="008a0a83"/>
    </style:style>
    <style:style style:name="T34" style:family="text">
      <style:text-properties officeooo:rsid="0084edf7"/>
    </style:style>
    <style:style style:name="T35" style:family="text">
      <style:text-properties officeooo:rsid="008eeb46"/>
    </style:style>
    <style:style style:name="T36" style:family="text">
      <style:text-properties officeooo:rsid="0090dc3d"/>
    </style:style>
    <style:style style:name="T37" style:family="text">
      <style:text-properties officeooo:rsid="00922d3b"/>
    </style:style>
    <style:style style:name="T38" style:family="text">
      <style:text-properties officeooo:rsid="00938c6b"/>
    </style:style>
    <style:style style:name="T39" style:family="text">
      <style:text-properties officeooo:rsid="00950115"/>
    </style:style>
    <style:style style:name="T40" style:family="text">
      <style:text-properties officeooo:rsid="0091fc23"/>
    </style:style>
    <style:style style:name="T41" style:family="text">
      <style:text-properties officeooo:rsid="00976004"/>
    </style:style>
    <style:style style:name="T42" style:family="text">
      <style:text-properties officeooo:rsid="009969a9"/>
    </style:style>
    <style:style style:name="T43" style:family="text">
      <style:text-properties officeooo:rsid="009ba77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e document contient des exemples d’exercices à adapter.</text:p>
      <text:p text:style-name="P27"/>
      <text:p text:style-name="P27">Il est utilisé :</text:p>
      <text:list text:style-name="L1">
        <text:list-item>
          <text:p text:style-name="P49">dans les tests automatisés ;</text:p>
        </text:list-item>
        <text:list-item>
          <text:p text:style-name="P49">pour communiquer <text:s/>au sujet des procédures d’extraction et adaptation.</text:p>
        </text:list-item>
      </text:list>
      <text:p text:style-name="P40"><text:span text:style-name="T8"/></text:p>
      <text:p text:style-name="P27">Chaque page contient un exercice, suivi d’une brève description de la procédure à suivre pour l’extraire et l’adapter.</text:p>
      <text:p text:style-name="P27"/>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des matières</text:p>
          </text:index-title>
          <text:p text:style-name="P43"><text:a xlink:type="simple" xlink:href="#__RefHeading___Toc715_2029888620" text:style-name="Index_20_Link" text:visited-style-name="Index_20_Link">Sélection de mots avec deux catégories<text:tab/>2</text:a></text:p>
          <text:p text:style-name="P43"><text:a xlink:type="simple" xlink:href="#__RefHeading___Toc717_2029888620" text:style-name="Index_20_Link" text:visited-style-name="Index_20_Link">Simple QCM<text:tab/>3</text:a></text:p>
          <text:p text:style-name="P43"><text:a xlink:type="simple" xlink:href="#__RefHeading___Toc719_2029888620" text:style-name="Index_20_Link" text:visited-style-name="Index_20_Link">Simple remplissage libre<text:tab/>4</text:a></text:p>
          <text:p text:style-name="P43"><text:a xlink:type="simple" xlink:href="#__RefHeading___Toc721_2029888620" text:style-name="Index_20_Link" text:visited-style-name="Index_20_Link">Double QCM<text:tab/>5</text:a></text:p>
          <text:p text:style-name="P43"><text:a xlink:type="simple" xlink:href="#__RefHeading___Toc723_2029888620" text:style-name="Index_20_Link" text:visited-style-name="Index_20_Link">QCM avec choix dans l’énoncé<text:tab/>6</text:a></text:p>
          <text:p text:style-name="P43"><text:a xlink:type="simple" xlink:href="#__RefHeading___Toc725_2029888620" text:style-name="Index_20_Link" text:visited-style-name="Index_20_Link">Sélection de mots avec couleurs personnalisées<text:tab/>7</text:a></text:p>
          <text:p text:style-name="P43"><text:a xlink:type="simple" xlink:href="#__RefHeading___Toc727_2029888620" text:style-name="Index_20_Link" text:visited-style-name="Index_20_Link">Sélection de lettres avec une seule catégorie<text:tab/>8</text:a></text:p>
          <text:p text:style-name="P43"><text:a xlink:type="simple" xlink:href="#__RefHeading___Toc729_2029888620" text:style-name="Index_20_Link" text:visited-style-name="Index_20_Link">Sélection de ponctuation avec deux catégories<text:tab/>9</text:a></text:p>
          <text:p text:style-name="P43"><text:a xlink:type="simple" xlink:href="#__RefHeading___Toc729_2029888620%20Copy%201" text:style-name="Index_20_Link" text:visited-style-name="Index_20_Link">Sélection de phrases avec deux catégories<text:tab/>10</text:a></text:p>
          <text:p text:style-name="P43"><text:a xlink:type="simple" xlink:href="#__RefHeading___Toc729_2029888620%20Copy%201%20Copy%202" text:style-name="Index_20_Link" text:visited-style-name="Index_20_Link">QCM au sein d’un mot<text:tab/>11</text:a></text:p>
          <text:p text:style-name="P43"><text:a xlink:type="simple" xlink:href="#__RefHeading___Toc729_2029888620%20Copy%201%20Copy%202%20Copy%201" text:style-name="Index_20_Link" text:visited-style-name="Index_20_Link">QCM après (ou sous) chaque mot<text:tab/>12</text:a></text:p>
          <text:p text:style-name="P43"><text:a xlink:type="simple" xlink:href="#__RefHeading___Toc729_2029888620%20Copy%201%20Copy%202%20Copy%201%20Copy%201" text:style-name="Index_20_Link" text:visited-style-name="Index_20_Link">QCM après (ou sous) chaque phrase<text:tab/>13</text:a></text:p>
        </text:index-body>
      </text:table-of-content>
      <text:p text:style-name="P27"/>
      <text:p text:style-name="P4">Relève dans ce texte les verbes et les noms communs.</text:p>
      <text:p text:style-name="P3"/>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bookmark-start text:name="__RefHeading___Toc715_2029888620"/><text:span text:style-name="T7">S</text:span>élection de mots <text:span text:style-name="T7">avec </text:span>deux <text:span text:style-name="T6">catégories</text:span><text:bookmark-end text:name="__RefHeading___Toc715_2029888620"/></text:h>
      <text:list text:style-name="L2">
        <text:list-item>
          <text:p text:style-name="P50">Cocher l’item « Mots »</text:p>
        </text:list-item>
        <text:list-item>
          <text:p text:style-name="P53"><text:span text:style-name="T11">Cliquer sur la deuxième couleur </text:span><text:span text:style-name="T22">de l’effet</text:span><text:span text:style-name="T14"> « </text:span><text:span text:style-name="T22">Cochable</text:span><text:span text:style-name="T14"> »</text:span></text:p>
        </text:list-item>
        <text:list-item>
          <text:p text:style-name="P58">Vérifier que ça a automatiquement coché l’effet « Cochable »</text:p>
        </text:list-item>
        <text:list-item>
          <text:p text:style-name="P53">Sélectionner la consigne dans le PDF</text:p>
        </text:list-item>
        <text:list-item>
          <text:p text:style-name="P53"><text:span text:style-name="T3">Idem pour</text:span> l’énoncé</text:p>
        </text:list-item>
        <text:list-item>
          <text:p text:style-name="P53">Dans la consigne, sélectionner « verbe » puis cliquer sur le bouton <text:span text:style-name="T11">de la première couleur</text:span></text:p>
        </text:list-item>
        <text:list-item>
          <text:p text:style-name="P53">Dans la consigne, sélectionner « noms communs » puis cliquer sur le bouton <text:span text:style-name="T11">de la seconde couleur</text:span></text:p>
        </text:list-item>
      </text:list>
      <text:p text:style-name="P16">Complète avec alpha, bravo ou charlie.</text:p>
      <text:p text:style-name="P17"/>
      <text:p text:style-name="P18">... est le premier. Le deuxième est ..., et le troisième est ....</text:p>
      <text:p text:style-name="P2"/>
      <text:h text:style-name="Heading_20_1" text:outline-level="1"><text:bookmark-start text:name="__RefHeading___Toc717_2029888620"/>Simple QCM<text:bookmark-end text:name="__RefHeading___Toc717_2029888620"/></text:h>
      <text:list text:style-name="L3">
        <text:list-item>
          <text:p text:style-name="P59"><text:span text:style-name="T23">(Optionnel) </text:span>Choisir le type d’adaptation : « Choix multiple »</text:p>
        </text:list-item>
        <text:list-item>
          <text:p text:style-name="P59">Sélectionner la consigne dans le PDF</text:p>
        </text:list-item>
        <text:list-item>
          <text:p text:style-name="P59">Idem pour l’énoncé</text:p>
        </text:list-item>
        <text:list-item>
          <text:p text:style-name="P59">Cliquer sur le bouton « Choix multiples »</text:p>
        </text:list-item>
        <text:list-item>
          <text:p text:style-name="P64"><text:span text:style-name="T17">S</text:span><text:span text:style-name="T3">électionner « </text:span><text:span text:style-name="T18">alpha, bravo ou charlie </text:span><text:span text:style-name="T3">» </text:span><text:span text:style-name="T17">dans le champs « Consigne »</text:span></text:p>
        </text:list-item>
        <text:list-item>
          <text:p text:style-name="P60"><text:span text:style-name="T29">Vérifier</text:span> que les champs suivant ont la valeur attendue :</text:p>
          <text:list>
            <text:list-item>
              <text:p text:style-name="P60">« Séparateur<text:span text:style-name="T29">s</text:span> » : « , » <text:span text:style-name="T29">et « </text:span><text:span text:style-name="T30">ou »</text:span></text:p>
            </text:list-item>
            <text:list-item>
              <text:p text:style-name="P60">« Début » : <text:span text:style-name="T30">vide</text:span></text:p>
            </text:list-item>
            <text:list-item>
              <text:p text:style-name="P60">« Fin » : <text:span text:style-name="T30">vide</text:span></text:p>
            </text:list-item>
          </text:list>
        </text:list-item>
        <text:list-item>
          <text:p text:style-name="P65">Modifier le<text:span text:style-name="T21">s</text:span> « séparateur<text:span text:style-name="T21">s »</text:span> en « , » <text:span text:style-name="T21">et « ou »</text:span></text:p>
        </text:list-item>
        <text:list-item>
          <text:p text:style-name="P68">Modifier le « trou à remplir » en « ... »</text:p>
        </text:list-item>
        <text:list-item>
          <text:p text:style-name="P59">Cliquer sur OK</text:p>
        </text:list-item>
      </text:list>
      <text:p text:style-name="P19">Construis les noms communs féminins associés à ces verbes.</text:p>
      <text:p text:style-name="P20"/>
      <text:p text:style-name="P21">naviguer → … <text:span text:style-name="T1">▪ courir → … ▪ cuisiner→ …</text:span></text:p>
      <text:p text:style-name="P2"/>
      <text:h text:style-name="Heading_20_1" text:outline-level="1"><text:bookmark-start text:name="__RefHeading___Toc719_2029888620"/>Simple remplissage libre<text:bookmark-end text:name="__RefHeading___Toc719_2029888620"/></text:h>
      <text:list text:style-name="L4">
        <text:list-item>
          <text:p text:style-name="P69"><text:span text:style-name="T25">(Optionnel) </text:span>Choisir le type d’adaptation « <text:span text:style-name="T3">Remplissage par texte libre</text:span> »</text:p>
        </text:list-item>
        <text:list-item>
          <text:p text:style-name="P69">Sélectionner la consigne dans le PDF</text:p>
        </text:list-item>
        <text:list-item>
          <text:p text:style-name="P69"><text:span text:style-name="T3">Idem pour</text:span> l’énoncé</text:p>
        </text:list-item>
        <text:list-item>
          <text:p text:style-name="P70"><text:span text:style-name="T26">Cliquer sur le bouton « + » à coté de « Trou pour texte libre » et y entrer</text:span> « ...<text:span text:style-name="T2"> »</text:span></text:p>
        </text:list-item>
      </text:list>
      <text:p text:style-name="P24">Indique le genre <text:span text:style-name="T19">(masculin/féminin)</text:span> et le nombre <text:span text:style-name="T37">(</text:span><text:span text:style-name="T19">singulier </text:span><text:span text:style-name="T28">* </text:span><text:span text:style-name="T19">pluriel</text:span><text:span text:style-name="T37">)</text:span><text:span text:style-name="T19"> </text:span>des noms suivants.</text:p>
      <text:p text:style-name="P23">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bookmark-start text:name="__RefHeading___Toc721_2029888620"/><text:span text:style-name="T5">D</text:span>ouble QCM<text:bookmark-end text:name="__RefHeading___Toc721_2029888620"/></text:h>
      <text:list text:style-name="L5">
        <text:list-item>
          <text:p text:style-name="P71"><text:span text:style-name="T23">(Optionnel) </text:span>Choisir le type d’adaptation : « Choix multiple »</text:p>
        </text:list-item>
        <text:list-item>
          <text:p text:style-name="P61">Sélectionner la consigne dans le PDF</text:p>
        </text:list-item>
        <text:list-item>
          <text:p text:style-name="P61">Idem pour l’énoncé</text:p>
        </text:list-item>
        <text:list-item>
          <text:p text:style-name="P71">Ré-arranger l’énoncé :</text:p>
          <text:list>
            <text:list-item>
              <text:p text:style-name="P71">mettre chaque mot sur sa propre ligne</text:p>
            </text:list-item>
            <text:list-item>
              <text:p text:style-name="P71">ajouter «  ... @@@ » à la fin de chaque ligne</text:p>
            </text:list-item>
          </text:list>
        </text:list-item>
        <text:list-item>
          <text:p text:style-name="P72">Choisissez « 3 lignes par page » dans « Répartition »</text:p>
        </text:list-item>
        <text:list-item>
          <text:p text:style-name="P61">Cliquer sur le bouton « Choix multiples »</text:p>
        </text:list-item>
        <text:list-item>
          <text:p text:style-name="P73"><text:span text:style-name="T17">S</text:span><text:span text:style-name="T3">électionner « </text:span><text:span text:style-name="T19">masculin/féminin</text:span><text:span text:style-name="T18"> </text:span><text:span text:style-name="T3">» </text:span><text:span text:style-name="T17">dans le champs « Consigne »</text:span></text:p>
        </text:list-item>
        <text:list-item>
          <text:p text:style-name="P62"><text:span text:style-name="T29">Vérifier</text:span> que les champs suivant ont la valeur attendue :</text:p>
          <text:list>
            <text:list-item>
              <text:p text:style-name="P62">« Séparateur<text:span text:style-name="T29">s</text:span> » : « / » <text:span text:style-name="T29">et vide</text:span></text:p>
            </text:list-item>
            <text:list-item>
              <text:p text:style-name="P62">« Début » : <text:span text:style-name="T37">vide</text:span></text:p>
            </text:list-item>
            <text:list-item>
              <text:p text:style-name="P62">« Fin » : <text:span text:style-name="T37">vide</text:span></text:p>
            </text:list-item>
          </text:list>
        </text:list-item>
        <text:list-item>
          <text:p text:style-name="P66">Modifier le « <text:span text:style-name="T23">trou à remplir »</text:span> en « ...  »</text:p>
        </text:list-item>
        <text:list-item>
          <text:p text:style-name="P61">Cliquer sur OK</text:p>
        </text:list-item>
        <text:list-item>
          <text:p text:style-name="P61">Cliquer sur le bouton « Choix multiples »</text:p>
        </text:list-item>
        <text:list-item>
          <text:p text:style-name="P73"><text:span text:style-name="T17">S</text:span><text:span text:style-name="T3">électionner « </text:span><text:span text:style-name="T19">singulier </text:span><text:span text:style-name="T28">* </text:span><text:span text:style-name="T19">pluriel</text:span><text:span text:style-name="T18"> </text:span><text:span text:style-name="T3">» </text:span><text:span text:style-name="T17">dans le champs « Consigne »</text:span></text:p>
        </text:list-item>
        <text:list-item>
          <text:p text:style-name="P62"><text:span text:style-name="T29">Vérifier</text:span> que les champs suivant ont la valeur attendue :</text:p>
          <text:list>
            <text:list-item>
              <text:p text:style-name="P62">« Séparateur<text:span text:style-name="T29">s</text:span> » : « <text:span text:style-name="T37">*</text:span> » <text:span text:style-name="T29">et vide</text:span></text:p>
            </text:list-item>
            <text:list-item>
              <text:p text:style-name="P62">« Début » : <text:span text:style-name="T37">vide</text:span></text:p>
            </text:list-item>
            <text:list-item>
              <text:p text:style-name="P62">« Fin » : <text:span text:style-name="T37">vide</text:span></text:p>
            </text:list-item>
          </text:list>
        </text:list-item>
        <text:list-item>
          <text:p text:style-name="P67">Modifier le « <text:span text:style-name="T23">trou à remplir »</text:span> en « <text:span text:style-name="T20">@@@</text:span> »</text:p>
        </text:list-item>
        <text:list-item>
          <text:p text:style-name="P61">Cliquer sur OK</text:p>
        </text:list-item>
      </text:list>
      <text:p text:style-name="P22">Choisis le verbe approprié dans les phrases suivantes.</text:p>
      <text:p text:style-name="P23"><text:span text:style-name="T27">a. </text:span>Vincent <text:span text:style-name="T15">(</text:span>mangez/adore/détestes<text:span text:style-name="T15">)</text:span> la grammaire.</text:p>
      <text:p text:style-name="P23"><text:span text:style-name="T27">b. </text:span>Claire <text:span text:style-name="T15">(</text:span>cuisine/dessinai/naviguez<text:span text:style-name="T15">)</text:span> très bien.</text:p>
      <text:p text:style-name="P1"/>
      <text:h text:style-name="Heading_20_1" text:outline-level="1"><text:bookmark-start text:name="__RefHeading___Toc723_2029888620"/>QCM avec choix dans l’énoncé<text:bookmark-end text:name="__RefHeading___Toc723_2029888620"/></text:h>
      <text:list text:style-name="L6">
        <text:list-item>
          <text:p text:style-name="P63"><text:span text:style-name="T24">(Optionnel) </text:span>Choisir le type d’adaptation : « Choix multiple »</text:p>
        </text:list-item>
        <text:list-item>
          <text:p text:style-name="P63">Sélectionner la consigne dans le PDF</text:p>
        </text:list-item>
        <text:list-item>
          <text:p text:style-name="P63">Idem pour l’énoncé</text:p>
        </text:list-item>
        <text:list-item>
          <text:p text:style-name="P63">Cliquer sur le bouton « Choix multiples »</text:p>
        </text:list-item>
        <text:list-item>
          <text:p text:style-name="P63">Sélectionner « <text:span text:style-name="T15">(</text:span><text:span text:style-name="T16">mangez/adore/détestes</text:span><text:span text:style-name="T15">) » </text:span>dans le champ « Énoncé »</text:p>
        </text:list-item>
        <text:list-item>
          <text:p text:style-name="P63"><text:span text:style-name="T29">Vérifier</text:span> que les champs suivant ont la valeur attendue :</text:p>
          <text:list>
            <text:list-item>
              <text:p text:style-name="P63">« Séparateur<text:span text:style-name="T29">s</text:span> » : « / » <text:span text:style-name="T29">et vide</text:span></text:p>
            </text:list-item>
            <text:list-item>
              <text:p text:style-name="P63">« Début » : « ( »</text:p>
            </text:list-item>
            <text:list-item>
              <text:p text:style-name="P63">« Fin » : « ) »</text:p>
            </text:list-item>
          </text:list>
        </text:list-item>
        <text:list-item>
          <text:p text:style-name="P63">Cliquer sur OK</text:p>
        </text:list-item>
        <text:list-item>
          <text:p text:style-name="P74">(Optionnel) Cocher la case « Afficher les choix par défaut »</text:p>
        </text:list-item>
        <text:list-item>
          <text:p text:style-name="P75">(Optionnel) Cocher la case « <text:span text:style-name="T38">Précédé d’une flèche</text:span> »</text:p>
        </text:list-item>
        <text:list-item>
          <text:p text:style-name="P76">Vérifier que les deux champs QCM ont été créés</text:p>
        </text:list-item>
      </text:list>
      <text:p text:style-name="P25">Colorie les articles en <text:span text:style-name="T35">brun</text:span> et les adverbes en <text:span text:style-name="T35">jaune</text:span>.</text:p>
      <text:p text:style-name="P26">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bookmark-start text:name="__RefHeading___Toc725_2029888620"/><text:span text:style-name="T5">Sélection de mots avec c</text:span>ouleurs personnalisées<text:bookmark-end text:name="__RefHeading___Toc725_2029888620"/></text:h>
      <text:list text:style-name="L7">
        <text:list-item>
          <text:p text:style-name="P83">Procé<text:span text:style-name="T4">der comme pour le précédent exercice de type « Sélection de mots »</text:span></text:p>
        </text:list-item>
        <text:list-item>
          <text:p text:style-name="P84">Personnaliser les couleurs avec <text:span text:style-name="T12">un clic droit da</text:span><text:span text:style-name="T13">n</text:span><text:span text:style-name="T12">s « Couleurs utilisables »</text:span></text:p>
        </text:list-item>
      </text:list>
      <text:p text:style-name="P41">Sélectionne les voyelles.</text:p>
      <text:p text:style-name="P5">Lorem ipsum dolor sit amet, consectetur adipiscing elit.</text:p>
      <text:p text:style-name="Horizontal_20_Line"/>
      <text:h text:style-name="Heading_20_1" text:outline-level="1"><text:bookmark-start text:name="__RefHeading___Toc727_2029888620"/>Sélection de lettres avec une seule catégorie<text:bookmark-end text:name="__RefHeading___Toc727_2029888620"/></text:h>
      <text:list text:style-name="L8">
        <text:list-item>
          <text:p text:style-name="P51">Cocher l’item « <text:span text:style-name="T32">Lettres</text:span> »</text:p>
        </text:list-item>
        <text:list-item>
          <text:p text:style-name="P54"><text:span text:style-name="T11">Cliquer sur la </text:span><text:span text:style-name="T32">première</text:span><text:span text:style-name="T11"> couleur </text:span><text:span text:style-name="T22">de l’effet</text:span><text:span text:style-name="T14"> « </text:span><text:span text:style-name="T22">Cochable</text:span><text:span text:style-name="T14"> »</text:span></text:p>
        </text:list-item>
        <text:list-item>
          <text:p text:style-name="P54">Sélectionner la consigne <text:span text:style-name="T32">et l’énoncé</text:span> dans le PDF</text:p>
        </text:list-item>
        <text:list-item>
          <text:p text:style-name="P54">Dans la consigne, sélectionner « <text:span text:style-name="T32">voyelle</text:span> » puis cliquer sur le bouton <text:span text:style-name="T11">de la première couleur</text:span></text:p>
        </text:list-item>
      </text:list>
      <text:p text:style-name="P6">Relève dans ce texte <text:span text:style-name="T31">les éléments de ponctuation marquant la fin des phrases</text:span> et <text:span text:style-name="T31">ceux interventant au milieu des phrases</text:span>.</text:p>
      <text:p text:style-name="P7"/>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
      <text:p text:style-name="P28"/>
      <text:h text:style-name="P44" text:outline-level="1"><text:bookmark-start text:name="__RefHeading___Toc729_2029888620"/><text:span text:style-name="T7">S</text:span>élection de <text:span text:style-name="T31">ponctuation</text:span> <text:span text:style-name="T7">avec </text:span>deux <text:span text:style-name="T6">catégories</text:span><text:bookmark-end text:name="__RefHeading___Toc729_2029888620"/></text:h>
      <text:list text:style-name="L9">
        <text:list-item>
          <text:p text:style-name="P52">Cocher l’item « <text:span text:style-name="T31">Ponctuation</text:span> »</text:p>
        </text:list-item>
        <text:list-item>
          <text:p text:style-name="P55"><text:span text:style-name="T11">Cliquer sur la deuxième couleur </text:span><text:span text:style-name="T22">de l’effet</text:span><text:span text:style-name="T14"> « </text:span><text:span text:style-name="T22">Cochable</text:span><text:span text:style-name="T14"> »</text:span></text:p>
        </text:list-item>
        <text:list-item>
          <text:p text:style-name="P55">Sélectionner la consigne dans le PDF</text:p>
        </text:list-item>
        <text:list-item>
          <text:p text:style-name="P55"><text:span text:style-name="T3">Idem pour</text:span> l’énoncé</text:p>
        </text:list-item>
        <text:list-item>
          <text:p text:style-name="P55">Dans la consigne, sélectionner « <text:span text:style-name="T31">ponctuation marquant la fin des phrases</text:span> » puis cliquer sur le bouton <text:span text:style-name="T11">de la première couleur</text:span></text:p>
        </text:list-item>
        <text:list-item>
          <text:p text:style-name="P55">Dans la consigne, sélectionner « <text:span text:style-name="T31">ceux interventant au milieu des phrases</text:span> » puis cliquer sur le bouton <text:span text:style-name="T11">de la seconde couleur</text:span></text:p>
        </text:list-item>
      </text:list>
      <text:p text:style-name="P8">Relève dans ce texte <text:span text:style-name="T31">les </text:span><text:span text:style-name="T33">phrase affirmatives et les phrases intégoratives.</text:span></text:p>
      <text:p text:style-name="P9"/>
      <text:p text:style-name="P10">Lorem ipsum dolor sit amet, consectetur adipiscing elit, sed do eiusmod tempor incididunt ut labore et dolore magna aliqua. Ut enim ad minim veniam, quis nostrud exercitation ullamco laboris nisi ut aliquip ex ea commodo consequat ? Duis aute irure dolor in reprehenderit in voluptate velit esse cillum dolore eu fugiat nulla pariatur ! Excepteur sint occaecat cupidatat non proident, sunt in culpa qui officia deserunt mollit anim id est laborum.</text:p>
      <text:p text:style-name="P9"/>
      <text:p text:style-name="P29"/>
      <text:h text:style-name="P45" text:outline-level="1"><text:bookmark-start text:name="__RefHeading___Toc729_2029888620 Copy 1"/><text:span text:style-name="T7">S</text:span>élection de <text:span text:style-name="T33">phrases </text:span><text:span text:style-name="T7">avec </text:span>deux <text:span text:style-name="T6">catégories</text:span><text:bookmark-end text:name="__RefHeading___Toc729_2029888620 Copy 1"/></text:h>
      <text:list text:style-name="L10">
        <text:list-item>
          <text:p text:style-name="P85"><text:span text:style-name="T9">Cocher l’item « </text:span><text:span text:style-name="T10">Phrases</text:span><text:span text:style-name="T9"> »</text:span></text:p>
        </text:list-item>
        <text:list-item>
          <text:p text:style-name="P56"><text:span text:style-name="T11">Cliquer sur la deuxième couleur </text:span><text:span text:style-name="T22">de l’effet</text:span><text:span text:style-name="T14"> « </text:span><text:span text:style-name="T22">Cochable</text:span><text:span text:style-name="T14"> »</text:span></text:p>
        </text:list-item>
        <text:list-item>
          <text:p text:style-name="P56">Sélectionner la consigne <text:span text:style-name="T33">et l’énoncé</text:span> dans le PDF</text:p>
        </text:list-item>
        <text:list-item>
          <text:p text:style-name="P56">Dans la consigne, sélectionner « <text:span text:style-name="T33">phrase affirmatives</text:span> » puis cliquer sur le bouton <text:span text:style-name="T11">de la première couleur</text:span></text:p>
        </text:list-item>
        <text:list-item>
          <text:p text:style-name="P56"><text:span text:style-name="T34">Dans la consigne, sélectionner « </text:span><text:span text:style-name="T31">c</text:span><text:span text:style-name="T33">phrases intégoratives</text:span><text:span text:style-name="T34"> » puis cliquer sur le bouton </text:span><text:span text:style-name="T11">de la seconde couleur</text:span></text:p>
        </text:list-item>
      </text:list>
      <text:p text:style-name="P32">Complète les mots avec <text:span text:style-name="T36">m ou n.</text:span></text:p>
      <text:p text:style-name="P31"/>
      <text:list text:style-name="L11">
        <text:list-item>
          <text:p text:style-name="P57">i...mense i...juste</text:p>
        </text:list-item>
      </text:list>
      <text:p text:style-name="P13"/>
      <text:p text:style-name="P30"/>
      <text:h text:style-name="P46" text:outline-level="1"><text:bookmark-start text:name="__RefHeading___Toc729_2029888620 Copy 1 Copy 2"/>QCM au sein d’un mot<text:bookmark-end text:name="__RefHeading___Toc729_2029888620 Copy 1 Copy 2"/></text:h>
      <text:list text:style-name="L12">
        <text:list-item>
          <text:p text:style-name="P86"><text:span text:style-name="T9">S</text:span><text:span text:style-name="T8">électionner la consigne et l’énoncé</text:span></text:p>
        </text:list-item>
        <text:list-item>
          <text:p text:style-name="P77">Cliquer sur le bouton « Choix multiples »</text:p>
        </text:list-item>
        <text:list-item>
          <text:p text:style-name="P77">Sélectionner « m ou n » dans la consigne</text:p>
        </text:list-item>
        <text:list-item>
          <text:p text:style-name="P77">Faire les réglages :</text:p>
          <text:list>
            <text:list-item>
              <text:p text:style-name="P77">« Séparateurs » : « ou » et vide</text:p>
            </text:list-item>
            <text:list-item>
              <text:p text:style-name="P77">« Début » et « Fin » : vides</text:p>
            </text:list-item>
            <text:list-item>
              <text:p text:style-name="P77">« Trous à remplir » : « ... »</text:p>
            </text:list-item>
          </text:list>
        </text:list-item>
        <text:list-item>
          <text:p text:style-name="P77">Cliquer sur « OK »</text:p>
        </text:list-item>
      </text:list>
      <text:p text:style-name="P34">Indique la nature de ces mots (nom commun ou verbe)</text:p>
      <text:p text:style-name="P36">manger nouriture dormir sommeil</text:p>
      <text:p text:style-name="P14"/>
      <text:p text:style-name="P33"/>
      <text:h text:style-name="P47" text:outline-level="1"><text:bookmark-start text:name="__RefHeading___Toc729_2029888620 Copy 1 Copy 2 Copy 1"/>QCM <text:span text:style-name="T39">après </text:span><text:span text:style-name="T41">(ou sous)</text:span><text:span text:style-name="T39"> chaque mot</text:span><text:bookmark-end text:name="__RefHeading___Toc729_2029888620 Copy 1 Copy 2 Copy 1"/></text:h>
      <text:list text:style-name="L13">
        <text:list-item>
          <text:p text:style-name="P87"><text:span text:style-name="T34">S</text:span><text:span text:style-name="T40">électionner la consigne et l’énoncé</text:span></text:p>
        </text:list-item>
        <text:list-item>
          <text:p text:style-name="P78">Cliquer sur le bouton « Choix multiples »</text:p>
        </text:list-item>
        <text:list-item>
          <text:p text:style-name="P78">Sélectionner « nom commun ou verbe » dans la consigne</text:p>
        </text:list-item>
        <text:list-item>
          <text:p text:style-name="P78">Faire les réglages :</text:p>
          <text:list>
            <text:list-item>
              <text:p text:style-name="P78">« Séparateurs » : « ou » et vide</text:p>
            </text:list-item>
            <text:list-item>
              <text:p text:style-name="P78">« Début » et « Fin » : vides</text:p>
            </text:list-item>
            <text:list-item>
              <text:p text:style-name="P78">« Trous à remplir » : <text:span text:style-name="T39">vide</text:span></text:p>
            </text:list-item>
          </text:list>
        </text:list-item>
        <text:list-item>
          <text:p text:style-name="P78">Cliquer sur « OK »</text:p>
        </text:list-item>
        <text:list-item>
          <text:p text:style-name="P81">Cocher la case « A coté de chaque item » <text:span text:style-name="T41">(ou la case « En dessous de chaque item »)</text:span></text:p>
        </text:list-item>
        <text:list-item>
          <text:p text:style-name="P81">Cocher l’item « Mots »</text:p>
        </text:list-item>
      </text:list>
      <text:p text:style-name="P36"/>
      <text:p text:style-name="P35">Indique la <text:span text:style-name="T42">forme</text:span> de ces <text:span text:style-name="T42">phrase</text:span><text:span text:style-name="T43">s</text:span> (<text:span text:style-name="T42">affirmative, intérogative</text:span> ou <text:span text:style-name="T42">exclamative</text:span>)</text:p>
      <text:p text:style-name="P39">Aujourd’hui il fait beau ! Quel temps fera-t-il demain ? Il fera sans doute beau aussi.</text:p>
      <text:p text:style-name="P15"/>
      <text:p text:style-name="P38"/>
      <text:h text:style-name="P48" text:outline-level="1"><text:bookmark-start text:name="__RefHeading___Toc729_2029888620 Copy 1 Copy 2 Copy 1 Copy 1"/>QCM <text:span text:style-name="T39">après </text:span><text:span text:style-name="T41">(ou sous)</text:span><text:span text:style-name="T39"> chaque </text:span><text:span text:style-name="T42">phrase</text:span><text:bookmark-end text:name="__RefHeading___Toc729_2029888620 Copy 1 Copy 2 Copy 1 Copy 1"/></text:h>
      <text:list text:style-name="L14">
        <text:list-item>
          <text:p text:style-name="P88"><text:span text:style-name="T34">S</text:span><text:span text:style-name="T40">électionner la consigne et l’énoncé</text:span></text:p>
        </text:list-item>
      </text:list>
      <text:list text:style-name="L15">
        <text:list-item>
          <text:p text:style-name="P79">Cliquer sur le bouton « Choix multiples »</text:p>
        </text:list-item>
        <text:list-item>
          <text:p text:style-name="P80">Sélectionner « <text:span text:style-name="T42">affirmative, intérogative</text:span> ou <text:span text:style-name="T42">exclamative</text:span> » dans la consigne</text:p>
        </text:list-item>
        <text:list-item>
          <text:p text:style-name="P79">Faire les réglages :</text:p>
          <text:list>
            <text:list-item>
              <text:p text:style-name="P79">« Séparateurs » : « ou » et vide</text:p>
            </text:list-item>
            <text:list-item>
              <text:p text:style-name="P79">« Début » et « Fin » : vides</text:p>
            </text:list-item>
            <text:list-item>
              <text:p text:style-name="P79">« Trous à remplir » : <text:span text:style-name="T39">vide</text:span></text:p>
            </text:list-item>
          </text:list>
        </text:list-item>
        <text:list-item>
          <text:p text:style-name="P79">Cliquer sur « OK »</text:p>
        </text:list-item>
        <text:list-item>
          <text:p text:style-name="P82">Cocher la case « A coté de chaque item » <text:span text:style-name="T41">(ou la case « En dessous de chaque item »)</text:span></text:p>
        </text:list-item>
        <text:list-item>
          <text:p text:style-name="P82">Cocher l’item « <text:span text:style-name="T42">Phrases</text:span> »</text:p>
        </text:list-item>
      </text:list>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7.2$Linux_X86_64 LibreOffice_project/420$Build-2</meta:generator>
    <dc:date>2025-01-29T16:03:33.405797106</dc:date>
    <meta:editing-duration>PT14H5M27S</meta:editing-duration>
    <meta:editing-cycles>86</meta:editing-cycles>
    <meta:document-statistic meta:table-count="0" meta:image-count="0" meta:object-count="0" meta:page-count="13" meta:paragraph-count="159" meta:word-count="1635" meta:character-count="8550" meta:non-whitespace-character-count="7178"/>
  </office:meta>
</office:document-meta>
</file>